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291A">
            <text:p>GX-18291A</text:p>
          </table:table-cell>
          <table:table-cell office:value-type="float" office:value="75.56">
            <text:p>75.56</text:p>
          </table:table-cell>
          <table:table-cell office:value-type="float" office:value="58.24">
            <text:p>58.24</text:p>
          </table:table-cell>
          <table:table-cell office:value-type="float" office:value="4765.0">
            <text:p>4765.0</text:p>
          </table:table-cell>
          <table:table-cell office:value-type="float" office:value="145.0">
            <text:p>145.0</text:p>
          </table:table-cell>
          <table:table-cell office:value-type="string" office:value="Whale vertebrae buried in beach gravels (apatite exctract)">
            <text:p>Whale vertebrae buried in beach gravels (apatite exctract)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0.0">
            <text:p/>
          </table:table-cell>
          <table:table-cell office:value-type="float" office:value="6.425">
            <text:p>6.425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291G">
            <text:p>GX-18291G</text:p>
          </table:table-cell>
          <table:table-cell office:value-type="float" office:value="75.56">
            <text:p>75.56</text:p>
          </table:table-cell>
          <table:table-cell office:value-type="float" office:value="58.24">
            <text:p>58.24</text:p>
          </table:table-cell>
          <table:table-cell office:value-type="float" office:value="4865.0">
            <text:p>4865.0</text:p>
          </table:table-cell>
          <table:table-cell office:value-type="float" office:value="80.0">
            <text:p>80.0</text:p>
          </table:table-cell>
          <table:table-cell office:value-type="string" office:value="Whale vertebrae buried in beach gravels">
            <text:p>Whale vertebrae buried in beach gravels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7898">
            <text:p>GX-17898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1510.0">
            <text:p>1510.0</text:p>
          </table:table-cell>
          <table:table-cell office:value-type="float" office:value="65.0">
            <text:p>65.0</text:p>
          </table:table-cell>
          <table:table-cell office:value-type="string" office:value="1.5-m long log behind raised beach berm">
            <text:p>1.5-m long log behind raised beach ber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5">
            <text:p>3.9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290">
            <text:p>GX-18290</text:p>
          </table:table-cell>
          <table:table-cell office:value-type="float" office:value="75.56">
            <text:p>75.56</text:p>
          </table:table-cell>
          <table:table-cell office:value-type="float" office:value="58.24">
            <text:p>58.24</text:p>
          </table:table-cell>
          <table:table-cell office:value-type="float" office:value="805.0">
            <text:p>805.0</text:p>
          </table:table-cell>
          <table:table-cell office:value-type="float" office:value="105.0">
            <text:p>105.0</text:p>
          </table:table-cell>
          <table:table-cell office:value-type="string" office:value="5-m log on partially buried in beach gravels">
            <text:p>5-m log on partial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25">
            <text:p>1.425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U-Th">
            <text:p>U-Th</text:p>
          </table:table-cell>
          <table:table-cell office:value-type="string" office:value="Severny_Island_West-1">
            <text:p>Severny_Island_West-1</text:p>
          </table:table-cell>
          <table:table-cell office:value-type="float" office:value="76.19">
            <text:p>76.19</text:p>
          </table:table-cell>
          <table:table-cell office:value-type="float" office:value="62.59">
            <text:p>62.59</text:p>
          </table:table-cell>
          <table:table-cell office:value-type="float" office:value="23100.0">
            <text:p>23100.0</text:p>
          </table:table-cell>
          <table:table-cell office:value-type="float" office:value="1300.0">
            <text:p>1300.0</text:p>
          </table:table-cell>
          <table:table-cell office:value-type="string" office:value="molluscs">
            <text:p>molluscs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9.0">
            <text:p>39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7G">
            <text:p>GX-18317G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2165.0">
            <text:p>2165.0</text:p>
          </table:table-cell>
          <table:table-cell office:value-type="float" office:value="120.0">
            <text:p>120.0</text:p>
          </table:table-cell>
          <table:table-cell office:value-type="string" office:value="Whale vertebrae buried in beach gravels">
            <text:p>Whale vertebrae buried in beach gravels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0.0">
            <text:p/>
          </table:table-cell>
          <table:table-cell office:value-type="float" office:value="3.45">
            <text:p>3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9A">
            <text:p>GX-18319A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190.0">
            <text:p>4190.0</text:p>
          </table:table-cell>
          <table:table-cell office:value-type="float" office:value="170.0">
            <text:p>170.0</text:p>
          </table:table-cell>
          <table:table-cell office:value-type="string" office:value="Whalebone partially buried in beach gravels (apati">
            <text:p>Whalebone partially buried in beach gravels (apati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0.0">
            <text:p/>
          </table:table-cell>
          <table:table-cell office:value-type="float" office:value="7.45">
            <text:p>7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9G">
            <text:p>GX-18319G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065.0">
            <text:p>4065.0</text:p>
          </table:table-cell>
          <table:table-cell office:value-type="float" office:value="75.0">
            <text:p>75.0</text:p>
          </table:table-cell>
          <table:table-cell office:value-type="string" office:value="Whalebone partially buried in beach gravels">
            <text:p>Whalebone partially buried in beach gravels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0.0">
            <text:p/>
          </table:table-cell>
          <table:table-cell office:value-type="float" office:value="7.45">
            <text:p>7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20A">
            <text:p>GX-18320A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3105.0">
            <text:p>3105.0</text:p>
          </table:table-cell>
          <table:table-cell office:value-type="float" office:value="130.0">
            <text:p>130.0</text:p>
          </table:table-cell>
          <table:table-cell office:value-type="string" office:value="Walrus jaw bone on raised beach (apatite exctract)">
            <text:p>Walrus jaw bone on raised beach (apatite exctract)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20G">
            <text:p>GX-18320G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215.0">
            <text:p>4215.0</text:p>
          </table:table-cell>
          <table:table-cell office:value-type="float" office:value="75.0">
            <text:p>75.0</text:p>
          </table:table-cell>
          <table:table-cell office:value-type="string" office:value="Walrus jaw bone on raised beach">
            <text:p>Walrus jaw bone on raised beach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7A">
            <text:p>GX-18317A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2480.0">
            <text:p>2480.0</text:p>
          </table:table-cell>
          <table:table-cell office:value-type="float" office:value="120.0">
            <text:p>120.0</text:p>
          </table:table-cell>
          <table:table-cell office:value-type="string" office:value="Whale vertebrae buried in beach gravels (apatite e">
            <text:p>Whale vertebrae buried in beach gravels (apatite e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0.0">
            <text:p/>
          </table:table-cell>
          <table:table-cell office:value-type="float" office:value="3.45">
            <text:p>3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8">
            <text:p>GX-18318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1380.0">
            <text:p>1380.0</text:p>
          </table:table-cell>
          <table:table-cell office:value-type="float" office:value="65.0">
            <text:p>65.0</text:p>
          </table:table-cell>
          <table:table-cell office:value-type="string" office:value="Wave abraded 1-m long log in beach gravels">
            <text:p>Wave abraded 1-m long log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95">
            <text:p>1.9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7899">
            <text:p>GX-17899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45.0">
            <text:p>445.0</text:p>
          </table:table-cell>
          <table:table-cell office:value-type="float" office:value="60.0">
            <text:p>60.0</text:p>
          </table:table-cell>
          <table:table-cell office:value-type="string" office:value="1.5-m log on vegetated surface above storm beach">
            <text:p>1.5-m log on vegetated surface above storm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2500000000000004">
            <text:p>0.42500000000000004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4">
            <text:p>GX-24854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175.0">
            <text:p>175.0</text:p>
          </table:table-cell>
          <table:table-cell office:value-type="float" office:value="75.0">
            <text:p>75.0</text:p>
          </table:table-cell>
          <table:table-cell office:value-type="string" office:value="Decayed 7-m long log">
            <text:p>Decayed 7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4999999999999987">
            <text:p>0.34999999999999987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5">
            <text:p>GX-24855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1535.0">
            <text:p>1535.0</text:p>
          </table:table-cell>
          <table:table-cell office:value-type="float" office:value="50.0">
            <text:p>50.0</text:p>
          </table:table-cell>
          <table:table-cell office:value-type="string" office:value="Partially buried B3-m long log">
            <text:p>Partially buried B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499999999999999">
            <text:p>1.3499999999999999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6">
            <text:p>GX-24856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3105.0">
            <text:p>3105.0</text:p>
          </table:table-cell>
          <table:table-cell office:value-type="float" office:value="75.0">
            <text:p>75.0</text:p>
          </table:table-cell>
          <table:table-cell office:value-type="string" office:value="Log 3-m long">
            <text:p>Log 3-m lon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7">
            <text:p>GX-24857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4145.0">
            <text:p>4145.0</text:p>
          </table:table-cell>
          <table:table-cell office:value-type="float" office:value="50.0">
            <text:p>50.0</text:p>
          </table:table-cell>
          <table:table-cell office:value-type="string" office:value="Partially buried B2-m long log">
            <text:p>Partially buried B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95">
            <text:p>4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5468">
            <text:p>GX-25468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600.0">
            <text:p>600.0</text:p>
          </table:table-cell>
          <table:table-cell office:value-type="float" office:value="45.0">
            <text:p>45.0</text:p>
          </table:table-cell>
          <table:table-cell office:value-type="string" office:value="Root of 4-m long log">
            <text:p>Root of 4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5469">
            <text:p>GX-25469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2890.0">
            <text:p>2890.0</text:p>
          </table:table-cell>
          <table:table-cell office:value-type="float" office:value="50.0">
            <text:p>50.0</text:p>
          </table:table-cell>
          <table:table-cell office:value-type="string" office:value="Buried 3-m long log">
            <text:p>Buried 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